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5-04-0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4-10-3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4-03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3-11-01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3-03-3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2-10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4096" calcext:value-type="float">
            <text:p>29.7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2-03-2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1-10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1-03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0-10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20-03-0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9-10-2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9-03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8-10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8-03-1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7-10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7-03-2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6-10-1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6-03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5-10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5-03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4-10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4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3-10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3-03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2-10-2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2-03-2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1-10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1-03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0-10-2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10-03-2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9-10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9-03-3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8-10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8-03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7-10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7-03-2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6-10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6-03-2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5-10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5-03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4-11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4-03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4512" calcext:value-type="float">
            <text:p>30.0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6328" calcext:value-type="float">
            <text:p>30.0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2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1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9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4992" calcext:value-type="float">
            <text:p>30.0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2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8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430115555501</text:p>
          </table:table-cell>
          <table:table-cell office:value-type="string" calcext:value-type="string">
            <text:p>016S010E27R001S</text:p>
          </table:table-cell>
          <table:table-cell office:value-type="string" calcext:value-type="string">
            <text:p>197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4" meta:object-count="0"/>
    <meta:user-defined meta:name="AppVersion">3.0</meta:user-defined>
  </office:meta>
</office:document-meta>
</file>